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bae1" officeooo:paragraph-rsid="0018bae1"/>
    </style:style>
    <style:style style:name="P2" style:family="paragraph" style:parent-style-name="Standard">
      <style:text-properties officeooo:rsid="0018bae1" officeooo:paragraph-rsid="0018bae1"/>
    </style:style>
    <style:style style:name="P3" style:family="paragraph" style:parent-style-name="Text_20_body" style:list-style-name="L1">
      <style:paragraph-properties fo:padding="0.0193in" fo:border="0.06pt solid #d9d9e3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nish Eas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dice </text:p>
      <text:p text:style-name="P1"/>
      <text:list xml:id="list2902959424" text:style-name="L1">
        <text:list-item>
          <text:p text:style-name="P3">Alfabeto y pronunciación:</text:p>
          <text:list>
            <text:list-item>
              <text:p text:style-name="P4">Las letras del alfabeto español</text:p>
            </text:list-item>
            <text:list-item>
              <text:p text:style-name="P4">Sonidos y pronunciación de las letras</text:p>
            </text:list-item>
          </text:list>
        </text:list-item>
        <text:list-item>
          <text:p text:style-name="P3">Sustantivos:</text:p>
          <text:list>
            <text:list-item>
              <text:p text:style-name="P4">Género (masculino y femenino)</text:p>
            </text:list-item>
            <text:list-item>
              <text:p text:style-name="P4">Número (singular y plural)</text:p>
            </text:list-item>
            <text:list-item>
              <text:p text:style-name="P4">Formación del plural (regulares e irregulares)</text:p>
            </text:list-item>
            <text:list-item>
              <text:p text:style-name="P4">Sustantivos contables y no contables</text:p>
            </text:list-item>
          </text:list>
        </text:list-item>
        <text:list-item>
          <text:p text:style-name="P3">Artículos:</text:p>
          <text:list>
            <text:list-item>
              <text:p text:style-name="P4">Artículo definido (el, la, los, las)</text:p>
            </text:list-item>
            <text:list-item>
              <text:p text:style-name="P4">Artículo indefinido (un, una, unos, unas)</text:p>
            </text:list-item>
          </text:list>
        </text:list-item>
        <text:list-item>
          <text:p text:style-name="P3">Adjetivos:</text:p>
          <text:list>
            <text:list-item>
              <text:p text:style-name="P4">Concordancia en género y número</text:p>
            </text:list-item>
            <text:list-item>
              <text:p text:style-name="P4">Grados de comparación (comparativo y superlativo)</text:p>
            </text:list-item>
          </text:list>
        </text:list-item>
        <text:list-item>
          <text:p text:style-name="P3">Pronombres:</text:p>
          <text:list>
            <text:list-item>
              <text:p text:style-name="P4">Pronombres personales (yo, tú, él, ella, nosotros, vosotros, ellos, ellas)</text:p>
            </text:list-item>
            <text:list-item>
              <text:p text:style-name="P4">Pronombres de objeto directo e indirecto (me, te, lo, la, le, nos, os, los, las)</text:p>
            </text:list-item>
            <text:list-item>
              <text:p text:style-name="P4">Pronombres posesivos (mío, tuyo, suyo, nuestro, vuestro, suyo)</text:p>
            </text:list-item>
            <text:list-item>
              <text:p text:style-name="P4">Pronombres demostrativos (este, ese, aquel)</text:p>
            </text:list-item>
            <text:list-item>
              <text:p text:style-name="P4">Pronombres relativos (que, quien, el cual)</text:p>
            </text:list-item>
          </text:list>
        </text:list-item>
        <text:list-item>
          <text:p text:style-name="P3">Verbos:</text:p>
          <text:list>
            <text:list-item>
              <text:p text:style-name="P4">Verbos regulares e irregulares</text:p>
            </text:list-item>
            <text:list-item>
              <text:p text:style-name="P4">Tiempos verbales (presente, pretérito imperfecto, pretérito perfecto, pretérito indefinido, futuro, condicional, subjuntivo)</text:p>
            </text:list-item>
            <text:list-item>
              <text:p text:style-name="P4">Modo indicativo, subjuntivo e imperativo</text:p>
            </text:list-item>
            <text:list-item>
              <text:p text:style-name="P4">Conjugación verbal</text:p>
            </text:list-item>
            <text:list-item>
              <text:p text:style-name="P4">Ser y estar</text:p>
            </text:list-item>
            <text:list-item>
              <text:p text:style-name="P4">Verbos reflexivos</text:p>
            </text:list-item>
            <text:list-item>
              <text:p text:style-name="P4">Verbos transitivos e intransitivos</text:p>
            </text:list-item>
          </text:list>
        </text:list-item>
        <text:list-item>
          <text:p text:style-name="P3">Adverbios:</text:p>
          <text:list>
            <text:list-item>
              <text:p text:style-name="P4">Funciones y tipos de adverbios (lugar, tiempo, cantidad, modo)</text:p>
            </text:list-item>
            <text:list-item>
              <text:p text:style-name="P4">Formación de adverbios</text:p>
            </text:list-item>
          </text:list>
        </text:list-item>
        <text:list-item>
          <text:p text:style-name="P3">Preposiciones:</text:p>
          <text:list>
            <text:list-item>
              <text:p text:style-name="P4">Uso y significado de las preposiciones (a, de, en, con, por, para, entre, sin)</text:p>
            </text:list-item>
          </text:list>
        </text:list-item>
        <text:list-item>
          <text:p text:style-name="P3"><text:soft-page-break/>Conjunciones:</text:p>
          <text:list>
            <text:list-item>
              <text:p text:style-name="P4">Conjunciones coordinantes (y, o, pero, sino)</text:p>
            </text:list-item>
            <text:list-item>
              <text:p text:style-name="P4">Conjunciones subordinantes (que, si, cuando, aunque)</text:p>
            </text:list-item>
          </text:list>
        </text:list-item>
        <text:list-item>
          <text:p text:style-name="P3">Oraciones:</text:p>
          <text:list>
            <text:list-item>
              <text:p text:style-name="P4">Sujeto y predicado</text:p>
            </text:list-item>
            <text:list-item>
              <text:p text:style-name="P4">Oraciones simples y compuestas</text:p>
            </text:list-item>
            <text:list-item>
              <text:p text:style-name="P4">Oraciones declarativas, interrogativas, exclamativas y imperativas</text:p>
            </text:list-item>
            <text:list-item>
              <text:p text:style-name="P4">Oraciones afirmativas y negativas</text:p>
            </text:list-item>
            <text:list-item>
              <text:p text:style-name="P4">Concordancia entre sujeto y verbo</text:p>
            </text:list-item>
          </text:list>
        </text:list-item>
        <text:list-item>
          <text:p text:style-name="P3">Complementos verbales:</text:p>
          <text:list>
            <text:list-item>
              <text:p text:style-name="P4">Complemento directo</text:p>
            </text:list-item>
            <text:list-item>
              <text:p text:style-name="P4">Complemento indirecto</text:p>
            </text:list-item>
            <text:list-item>
              <text:p text:style-name="P4">Complemento de régimen</text:p>
            </text:list-item>
          </text:list>
        </text:list-item>
        <text:list-item>
          <text:p text:style-name="P3">Oraciones subordinadas:</text:p>
          <text:list>
            <text:list-item>
              <text:p text:style-name="P4">Oraciones subordinadas sustantivas, adjetivas y adverbiales</text:p>
            </text:list-item>
            <text:list-item>
              <text:p text:style-name="P4">Uso de conjunciones en las oraciones subordinadas</text:p>
            </text:list-item>
          </text:list>
        </text:list-item>
        <text:list-item>
          <text:p text:style-name="P3">Oraciones pasivas y activas:</text:p>
          <text:list>
            <text:list-item>
              <text:p text:style-name="P4">Formación y estructura de oraciones pasivas</text:p>
            </text:list-item>
            <text:list-item>
              <text:p text:style-name="P4">Uso de "ser" y "estar" en oraciones pasivas y activas</text:p>
            </text:list-item>
          </text:list>
        </text:list-item>
        <text:list-item>
          <text:p text:style-name="P3">Oraciones condicionales:</text:p>
          <text:list>
            <text:list-item>
              <text:p text:style-name="P4">Oraciones condicionales tipo 0, tipo 1, tipo 2 y tipo 3</text:p>
            </text:list-item>
          </text:list>
        </text:list-item>
        <text:list-item>
          <text:p text:style-name="P3">Estilo indirecto:</text:p>
          <text:list>
            <text:list-item>
              <text:p text:style-name="P4">Cambio de pronombres y tiempos verbales en estilo indirecto</text:p>
            </text:list-item>
          </text:list>
        </text:list-item>
        <text:list-item>
          <text:p text:style-name="P3">Oraciones impersonales:</text:p>
          <text:list>
            <text:list-item>
              <text:p text:style-name="P4">Uso de "se" impersonal</text:p>
            </text:list-item>
          </text:list>
        </text:list-item>
        <text:list-item>
          <text:p text:style-name="P3">Oraciones de relativo:</text:p>
          <text:list>
            <text:list-item>
              <text:p text:style-name="P4">Uso de pronombres relativos en oraciones de relativo</text:p>
            </text:list-item>
          </text:list>
        </text:list-item>
        <text:list-item>
          <text:p text:style-name="P3">Oraciones causales:</text:p>
          <text:list>
            <text:list-item>
              <text:p text:style-name="P4">Uso de "porque" y "ya que" en oraciones causales</text:p>
            </text:list-item>
          </text:list>
        </text:list-item>
        <text:list-item>
          <text:p text:style-name="P3">Discurso directo e indirecto:</text:p>
          <text:list>
            <text:list-item>
              <text:p text:style-name="P3">Cambio de discurso directo a indirecto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09:43:18.703702761</meta:creation-date>
    <dc:date>2023-06-08T09:48:04.913307407</dc:date>
    <meta:editing-duration>PT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6" meta:word-count="374" meta:character-count="2356" meta:non-whitespace-character-count="2111"/>
  </office:meta>
</office:document-meta>
</file>